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1b9c" officeooo:paragraph-rsid="000f1b9c"/>
    </style:style>
    <style:style style:name="P2" style:family="paragraph" style:parent-style-name="Standard">
      <style:paragraph-properties fo:text-align="start" style:justify-single-word="false"/>
      <style:text-properties officeooo:rsid="000f1b9c" officeooo:paragraph-rsid="000f1b9c"/>
    </style:style>
    <style:style style:name="P3" style:family="paragraph" style:parent-style-name="Standard">
      <style:paragraph-properties fo:text-align="start" style:justify-single-word="false"/>
      <style:text-properties officeooo:rsid="00106bd6" officeooo:paragraph-rsid="00106bd6"/>
    </style:style>
    <style:style style:name="T1" style:family="text">
      <style:text-properties officeooo:rsid="00106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 Challoner St.</text:p>
      <text:p text:style-name="P1">Cockermouth</text:p>
      <text:p text:style-name="P1">Cumbria</text:p>
      <text:p text:style-name="P1">CA13 9QU</text:p>
      <text:p text:style-name="P1"/>
      <text:p text:style-name="P1">25/02/2021</text:p>
      <text:p text:style-name="P1"/>
      <text:p text:style-name="P2">Dear John,</text:p>
      <text:p text:style-name="P2"/>
      <text:p text:style-name="P2">Please find enclosed, the first instalment of RyBot namely RyBot LCD. This is a Liquid Cyrstal Display (LCD) that I programmed with two personal messages for you. Keep looking till you have seen them both! (One repeats several times first.)</text:p>
      <text:p text:style-name="P2"/>
      <text:p text:style-name="P2">To turn it on and off use the slider switch on the far left hand end on the battery box.</text:p>
      <text:p text:style-name="P2"/>
      <text:p text:style-name="P2">The messages and instructions for working the LCD display are on the microchip on the blue curcuit board. This is a little computer all by it’s self!</text:p>
      <text:p text:style-name="P2">You can turn the blue knob with the arrow on it on the brown circuit board <text:span text:style-name="T1">to adjust the conrast.</text:span></text:p>
      <text:p text:style-name="P2"/>
      <text:p text:style-name="P3">I hope you like it!</text:p>
      <text:p text:style-name="P3"/>
      <text:p text:style-name="P3">If I manage to stay on schedule RyBot the robot will arrive next weekend!</text:p>
      <text:p text:style-name="P3"/>
      <text:p text:style-name="P3"/>
      <text:p text:style-name="P3">Love from,</text:p>
      <text:p text:style-name="P3"/>
      <text:p text:style-name="P3">Michael 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20:45:20.959298333</meta:creation-date>
    <dc:date>2021-02-25T21:31:52.028748447</dc:date>
    <meta:editing-duration>PT23M50S</meta:editing-duration>
    <meta:editing-cycles>2</meta:editing-cycles>
    <meta:generator>LibreOffice/7.0.3.1$Linux_AARCH64 LibreOffice_project/00$Build-1</meta:generator>
    <meta:document-statistic meta:table-count="0" meta:image-count="0" meta:object-count="0" meta:page-count="1" meta:paragraph-count="14" meta:word-count="140" meta:character-count="747" meta:non-whitespace-character-count="621"/>
  </office:meta>
</office:document-meta>
</file>